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normal" officeooo:rsid="0017ced3" officeooo:paragraph-rsid="0017ced3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font-size="10.5pt" fo:letter-spacing="normal" fo:font-style="normal"/>
    </style:style>
    <style:style style:name="T4" style:family="text">
      <style:text-properties fo:font-variant="normal" fo:text-transform="none" fo:color="#000000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Escribir un programa que escriba los años bisiestos hasta el año 4000 en un archivo.</text:p>
      <text:p text:style-name="P1">Ayuda: <text:span text:style-name="T2">Un año es bisiesto si es divisible entre 4, a menos que sea divisible entre 100. Sin embargo, si un año es divisible entre 100 y además es divisible entre 400, también resulta bisiesto.</text:span></text:p>
      <text:p text:style-name="P1"/>
      <text:p text:style-name="P1"><text:span text:style-name="T2">2.-Escribir un programa que escriba en un fichero los 100 primeros términos de la sucesión de Fibonacci.</text:span></text:p>
      <text:p text:style-name="P1"><text:span text:style-name="T2">Ayuda: La sucesión comienza con los números 1 y 1, y a partir de estos cada término es la suma de los dos anteriores.</text:span></text:p>
      <text:p text:style-name="P1"><text:span text:style-name="T2">1, 1, 2, 3, 5, 8, 13, 21...</text:span></text:p>
      <text:p text:style-name="P1"/>
      <text:p text:style-name="P1">1.-Escribir un programa que escriba los años bisiestos hasta el año 4000 en un archivo.</text:p>
      <text:p text:style-name="P1">Ayuda: <text:span text:style-name="T2">Un año es bisiesto si es divisible entre 4, a menos que sea divisible entre 100. Sin embargo, si un año es divisible entre 100 y además es divisible entre 400, también resulta bisiesto.</text:span></text:p>
      <text:p text:style-name="P1"/>
      <text:p text:style-name="P1"><text:span text:style-name="T2">2.-Escribir un programa que escriba en un fichero los 100 primeros términos de la sucesión de Fibonacci.</text:span></text:p>
      <text:p text:style-name="P1"><text:span text:style-name="T2">Ayuda: La sucesión comienza con los números 1 y 1, y a partir de estos cada término es la suma de los dos anteriores.</text:span></text:p>
      <text:p text:style-name="P1"><text:span text:style-name="T2">1, 1, 2, 3, 5, 8, 13, 21...</text:span></text:p>
      <text:p text:style-name="P1"/>
      <text:p text:style-name="P1">1.-Escribir un programa que escriba los años bisiestos hasta el año 4000 en un archivo.</text:p>
      <text:p text:style-name="P1">Ayuda: <text:span text:style-name="T2">Un año es bisiesto si es divisible entre 4, a menos que sea divisible entre 100. Sin embargo, si un año es divisible entre 100 y además es divisible entre 400, también resulta bisiesto.</text:span></text:p>
      <text:p text:style-name="P1"/>
      <text:p text:style-name="P1"><text:span text:style-name="T2">2.-Escribir un programa que escriba en un fichero los 100 primeros términos de la sucesión de Fibonacci.</text:span></text:p>
      <text:p text:style-name="P1"><text:span text:style-name="T2">Ayuda: La sucesión comienza con los números 1 y 1, y a partir de estos cada término es la suma de los dos anteriores.</text:span></text:p>
      <text:p text:style-name="P1"><text:span text:style-name="T2">1, 1, 2, 3, 5, 8, 13, 21...</text:span></text:p>
      <text:p text:style-name="P1"/>
      <text:p text:style-name="P1">1.-Escribir un programa que escriba los años bisiestos hasta el año 4000 en un archivo.</text:p>
      <text:p text:style-name="P1">Ayuda: <text:span text:style-name="T2">Un año es bisiesto si es divisible entre 4, a menos que sea divisible entre 100. Sin embargo, si un año es divisible entre 100 y además es divisible entre 400, también resulta bisiesto.</text:span></text:p>
      <text:p text:style-name="P1"/>
      <text:p text:style-name="P1"><text:span text:style-name="T2">2.-Escribir un programa que escriba en un fichero los 100 primeros términos de la sucesión de Fibonacci.</text:span></text:p>
      <text:p text:style-name="P1"><text:span text:style-name="T2">Ayuda: La sucesión comienza con los números 1 y 1, y a partir de estos cada término es la suma de los dos anteriores.</text:span></text:p>
      <text:p text:style-name="P1"><text:span text:style-name="T2">1, 1, 2, 3, 5, 8, 13, 21...</text:span></text:p>
      <text:p text:style-name="P1"/>
      <text:p text:style-name="P1">1.-Escribir un programa que escriba los años bisiestos hasta el año 4000 en un archivo.</text:p>
      <text:p text:style-name="P1">Ayuda: <text:span text:style-name="T2">Un año es bisiesto si es divisible entre 4, a menos que sea divisible entre 100. Sin embargo, si un año es divisible entre 100 y además es divisible entre 400, también resulta bisiesto.</text:span></text:p>
      <text:p text:style-name="P1"/>
      <text:p text:style-name="P1"><text:span text:style-name="T2">2.-Escribir un programa que escriba en un fichero los 100 primeros términos de la sucesión de Fibonacci.</text:span></text:p>
      <text:p text:style-name="P1"><text:span text:style-name="T2">Ayuda: La sucesión comienza con los números 1 y 1, y a partir de estos cada término es la suma de los dos anteriores.</text:span></text:p>
      <text:p text:style-name="P1"><text:span text:style-name="T2">1, 1, 2, 3, 5, 8, 13, 21...</text:span></text:p>
      <text:p text:style-name="P1"/>
      <text:p text:style-name="P1">1.-Escribir un programa que escriba los años bisiestos hasta el año 4000 en un archivo.</text:p>
      <text:p text:style-name="P1">Ayuda: <text:span text:style-name="T2">Un año es bisiesto si es divisible entre 4, a menos que sea divisible entre 100. Sin embargo, si un año es divisible entre 100 y además es divisible entre 400, también resulta bisiesto.</text:span></text:p>
      <text:p text:style-name="P1"/>
      <text:p text:style-name="P1"><text:span text:style-name="T2">2.-Escribir un programa que escriba en un fichero los 100 primeros términos de la sucesión de Fibonacci.</text:span></text:p>
      <text:p text:style-name="P1"><text:span text:style-name="T2">Ayuda: La sucesión comienza con los números 1 y 1, y a partir de estos cada término es la suma de los dos anteriores.</text:span></text:p>
      <text:p text:style-name="P1"><text:span text:style-name="T2">1, 1, 2, 3, 5, 8, 13, 21...</text:span></text:p>
      <text:p text:style-name="P1"/>
      <text:p text:style-name="P1">1.-Escribir un programa que escriba los años bisiestos hasta el año 4000 en un archivo.</text:p>
      <text:p text:style-name="P1">Ayuda: <text:span text:style-name="T2">Un año es bisiesto si es divisible entre 4, a menos que sea divisible entre 100. Sin embargo, si un año es divisible entre 100 y además es divisible entre 400, también resulta bisiesto.</text:span></text:p>
      <text:p text:style-name="P1"/>
      <text:p text:style-name="P1"><text:span text:style-name="T2">2.-Escribir un programa que escriba en un fichero los 100 primeros términos de la sucesión de Fibonacci.</text:span></text:p>
      <text:p text:style-name="P1"><text:span text:style-name="T2">Ayuda: La sucesión comienza con los números 1 y 1, y a partir de estos cada término es la suma de los dos anteriores.</text:span></text:p>
      <text:p text:style-name="P1"><text:span text:style-name="T2">1, 1, 2, 3, 5, 8, 13, 21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96cm" fo:margin-bottom="1.984cm" fo:margin-left="0.353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vi </meta:initial-creator>
    <meta:creation-date>2014-11-11T13:32:53.341124133</meta:creation-date>
    <dc:date>2014-11-11T13:41:40.901323153</dc:date>
    <dc:creator>trivi </dc:creator>
    <meta:editing-duration>PT8M47S</meta:editing-duration>
    <meta:editing-cycles>1</meta:editing-cycles>
    <meta:document-statistic meta:table-count="0" meta:image-count="0" meta:object-count="0" meta:page-count="1" meta:paragraph-count="35" meta:word-count="693" meta:character-count="3689" meta:non-whitespace-character-count="3031"/>
    <meta:generator>LibreOffice/4.3.3.2$Linux_X86_64 LibreOffice_project/430m0$Build-2</meta:generator>
  </office:meta>
</office:document-meta>
</file>